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51201910171782360" text:style-name="WWNum1">
        <text:list-header>
          <text:h text:style-name="P4" text:outline-level="1">PostgreSQL</text:h>
        </text:list-header>
      </text:list>
      <text:list xml:id="list8598060369131872647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Dominar la base de datos</text:p>
      <text:p text:style-name="Standard"/>
      <text:p text:style-name="Standard">F.Creación: 20-6-2018</text:p>
      <text:p text:style-name="Standard"/>
      <text:p text:style-name="P1">Link de Interes:<text:tab/><text:tab/><text:a xlink:type="simple" xlink:href="https://www.youtube.com/watch?v=EFMsD-zpacU" text:style-name="Internet_20_link" text:visited-style-name="Visited_20_Internet_20_Link">Introducción</text:a></text:p>
      <text:p text:style-name="P1"><text:tab/><text:tab/><text:tab/><text:tab/><text:a xlink:type="simple" xlink:href="https://www.youtube.com/watch?v=AKiZbMfnvD4" text:style-name="Internet_20_link" text:visited-style-name="Visited_20_Internet_20_Link">Un Dba</text:a></text:p>
      <text:p text:style-name="P1"><text:tab/><text:tab/><text:tab/><text:tab/><text:a xlink:type="simple" xlink:href="https://www.enterprisedb.com/es/node/189515/become-postgres-expert-free-training" text:style-name="Internet_20_link" text:visited-style-name="Visited_20_Internet_20_Link">Curso Grati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list xml:id="list2107583694" text:continue-numbering="true" text:style-name="Outline">
        <text:list-item>
          <text:list>
            <text:list-item>
              <text:h text:style-name="Heading_20_2" text:outline-level="2">Introducción</text:h>
            </text:list-item>
          </text:list>
        </text:list-item>
      </text:list>
      <text:p text:style-name="P1">Se puede instalar sobre cualquier sistema operativo, sin embargo en producción debe ser linux o unix-La única limitante es el Hardware,no hay restricción a la base de datos ,número de procesadores etc, si estas en la nube cuanto puedes pagar.</text:p>
      <text:p text:style-name="P1">Arcarius es un erp que funciona con PostgreSQL</text:p>
      <text:p text:style-name="P3">A--&gt; Atomico , respeta las transacciones</text:p>
      <text:p text:style-name="P3">C--&gt; Consistencia,la bd siempre es consistente</text:p>
      <text:p text:style-name="P3">I--&gt; Aislamiento,dos transacciones son independientes,Isolation</text:p>
      <text:p text:style-name="P3">D--&gt; Durabilidad,los datos persisten aunque falle el sistema</text:p>
      <text:p text:style-name="P1"/>
      <text:p text:style-name="P1"/>
      <text:p text:style-name="P1"/>
      <text:p text:style-name="P1"/>
      <text:p text:style-name="P2"/>
      <text:list xml:id="list402280368" text:continue-numbering="true" text:style-name="Outline">
        <text:list-item>
          <text:list>
            <text:list-item>
              <text:h text:style-name="Heading_20_2" text:outline-level="2">Hosting</text:h>
            </text:list-item>
          </text:list>
        </text:list-item>
      </text:list>
      <text:p text:style-name="Text_20_body"><text:a xlink:type="simple" xlink:href="https://www.rackeo.cl/blog/hosting-con-postgresql/" text:style-name="Internet_20_link" text:visited-style-name="Visited_20_Internet_20_Link">chile 42.000 Rackeo</text:a></text:p>
      <text:p text:style-name="Text_20_body"><text:a xlink:type="simple" xlink:href="https://hostchile.cl/hosting-linux/" text:style-name="Internet_20_link" text:visited-style-name="Visited_20_Internet_20_Link">Chile 19.000 <text:s/>hostchile</text:a></text:p>
      <text:p text:style-name="Text_20_body"/>
      <text:p text:style-name="Text_20_body">Servicios gratis en la nube</text:p>
      <text:p text:style-name="Text_20_body"><text:a xlink:type="simple" xlink:href="https://www.dbigcloud.com/bigdata/84-listado-de-proveedores-con-servicios-gratuitos-en-la-nube.html" text:style-name="Internet_20_link" text:visited-style-name="Visited_20_Internet_20_Link">ServiciosGratis</text:a></text:p>
      <text:p text:style-name="Text_20_body"><text:a xlink:type="simple" xlink:href="https://cloud.google.com/sql/?hl=ES" text:style-name="Internet_20_link" text:visited-style-name="Visited_20_Internet_20_Link">PostgreSQL en la nube ...google</text:a></text:p>
      <text:p text:style-name="Text_20_body"/>
      <text:p text:style-name="Text_20_body"><text:a xlink:type="simple" xlink:href="https://www.postgresql.org/docs/6.3/static/c0804.htm" text:style-name="Internet_20_link" text:visited-style-name="Visited_20_Internet_20_Link">Oficial-&gt;sobre las fechas</text:a></text:p>
      <text:p text:style-name="Text_20_body"><text:a xlink:type="simple" xlink:href="https://www.ibiblio.org/pub/linux/docs/LuCaS/Tutoriales/NOTAS-CURSO-BBDD/notas-curso-BD/node134.html" text:style-name="Internet_20_link" text:visited-style-name="Visited_20_Internet_20_Link">Tipos de datos</text:a></text:p>
      <text:p text:style-name="Text_20_body"><text:a xlink:type="simple" xlink:href="http://documentacion/" text:style-name="Internet_20_link" text:visited-style-name="Visited_20_Internet_20_Link">http://documentacion/</text:a></text:p>
      <text:p text:style-name="Text_20_body"/>
      <text:p text:style-name="Text_20_body"/>
      <text:p text:style-name="Text_20_body"><text:a xlink:type="simple" xlink:href="https://www.youtube.com/watch?v=MLa2wAN36GE" text:style-name="Internet_20_link" text:visited-style-name="Visited_20_Internet_20_Link">Instalación en Mac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6</meta:editing-cycles>
    <meta:creation-date>2018-03-07T12:45:00</meta:creation-date>
    <dc:date>2019-02-03T20:51:32</dc:date>
    <meta:editing-duration>PT8H59M17S</meta:editing-duration>
    <meta:generator>OpenOffice/4.1.6$Unix OpenOffice.org_project/416m1$Build-9790</meta:generator>
    <meta:document-statistic meta:table-count="0" meta:image-count="0" meta:object-count="0" meta:page-count="3" meta:paragraph-count="27" meta:word-count="134" meta:character-count="930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